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35in" style:rel-column-width="3322*"/>
    </style:style>
    <style:style style:name="Table1.B" style:family="table-column">
      <style:table-column-properties style:column-width="2.3118in" style:rel-column-width="3334*"/>
    </style:style>
    <style:style style:name="Table1.C" style:family="table-column">
      <style:table-column-properties style:column-width="2.3104in" style:rel-column-width="3332*"/>
    </style:style>
    <style:style style:name="Table1.1" style:family="table-row">
      <style:table-row-properties style:min-row-height="0.4194in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1pt" fo:font-weight="bold" officeooo:rsid="001057b0" officeooo:paragraph-rsid="001057b0" style:font-size-asian="11pt" style:font-weight-asian="bold" style:font-size-complex="11pt" style:font-weight-complex="bold"/>
    </style:style>
    <style:style style:name="P2" style:family="paragraph" style:parent-style-name="Standard">
      <style:paragraph-properties fo:break-before="page"/>
      <style:text-properties fo:font-size="11pt" fo:font-weight="bold" officeooo:rsid="001057b0" officeooo:paragraph-rsid="001057b0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1pt" fo:font-weight="bold" officeooo:rsid="001057b0" officeooo:paragraph-rsid="001057b0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fo:font-weight="normal" officeooo:rsid="001057b0" officeooo:paragraph-rsid="001057b0" style:font-size-asian="11pt" style:font-weight-asian="normal" style:font-size-complex="11pt" style:font-weight-complex="normal"/>
    </style:style>
    <style:style style:name="P5" style:family="paragraph" style:parent-style-name="Standard" style:list-style-name="L1">
      <style:text-properties fo:font-size="11pt" fo:font-weight="normal" officeooo:rsid="001057b0" officeooo:paragraph-rsid="001057b0" style:font-size-asian="11pt" style:font-weight-asian="normal" style:font-size-complex="11pt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1pt" fo:font-weight="normal" officeooo:rsid="001057b0" officeooo:paragraph-rsid="001057b0" style:font-size-asian="11pt" style:font-weight-asian="normal" style:font-size-complex="11pt" style:font-weight-complex="normal"/>
    </style:style>
    <style:style style:name="P7" style:family="paragraph" style:parent-style-name="Standard" style:list-style-name="L3">
      <style:text-properties fo:font-size="11pt" fo:font-weight="normal" officeooo:rsid="001057b0" officeooo:paragraph-rsid="001057b0" style:font-size-asian="11pt" style:font-weight-asian="normal" style:font-size-complex="11pt" style:font-weight-complex="normal"/>
    </style:style>
    <style:style style:name="P8" style:family="paragraph" style:parent-style-name="Standard" style:list-style-name="L1">
      <style:paragraph-properties fo:margin-top="0.1in" fo:margin-bottom="0in" style:contextual-spacing="false" fo:text-align="justify" style:justify-single-word="false"/>
      <style:text-properties fo:color="#808080" loext:opacity="100%" fo:font-size="11pt" fo:font-style="italic" fo:font-weight="normal" officeooo:rsid="001057b0" officeooo:paragraph-rsid="001057b0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able_20_Contents">
      <style:paragraph-properties fo:margin-top="0.05in" fo:margin-bottom="0.05in" style:contextual-spacing="false" fo:text-align="center" style:justify-single-word="false"/>
      <style:text-properties fo:font-size="11pt" fo:font-style="normal" officeooo:rsid="001057b0" officeooo:paragraph-rsid="001057b0" style:font-size-asian="11pt" style:font-style-asian="normal" style:font-size-complex="11pt" style:font-style-complex="normal"/>
    </style:style>
    <style:style style:name="P10" style:family="paragraph" style:parent-style-name="Table_20_Contents">
      <style:paragraph-properties fo:text-align="center" style:justify-single-word="false"/>
      <style:text-properties fo:font-size="11pt" fo:font-style="normal" fo:font-weight="bold" officeooo:rsid="001057b0" officeooo:paragraph-rsid="001057b0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Table_20_Contents">
      <style:paragraph-properties fo:margin-top="0.05in" fo:margin-bottom="0.05in" style:contextual-spacing="false" fo:text-align="center" style:justify-single-word="false"/>
      <style:text-properties fo:font-size="11pt" fo:font-style="normal" fo:font-weight="normal" officeooo:rsid="001057b0" officeooo:paragraph-rsid="001057b0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able_20_Contents">
      <style:paragraph-properties fo:margin-top="0.05in" fo:margin-bottom="0.05in" style:contextual-spacing="false" fo:text-align="center" style:justify-single-word="false"/>
      <style:text-properties fo:font-size="11pt" officeooo:rsid="001057b0" officeooo:paragraph-rsid="001057b0" style:font-size-asian="11pt" style:font-size-complex="11pt"/>
    </style:style>
    <style:style style:name="P13" style:family="paragraph" style:parent-style-name="Table_20_Contents">
      <style:paragraph-properties fo:margin-top="0.05in" fo:margin-bottom="0.05in" style:contextual-spacing="false" fo:text-align="center" style:justify-single-word="false"/>
      <style:text-properties fo:font-size="11pt" fo:font-weight="normal" officeooo:rsid="001057b0" officeooo:paragraph-rsid="001057b0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size="11pt" fo:font-weight="bold" officeooo:rsid="001057b0" officeooo:paragraph-rsid="001057b0" style:font-size-asian="11pt" style:font-weight-asian="bold" style:font-size-complex="11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S yang dipilih: Arch (menggunakan Archinstall)</text:p>
      <text:p text:style-name="P1">Link video utama:</text:p>
      <text:p text:style-name="P1">Link video tambahan:</text:p>
      <text:p text:style-name="P1"/>
      <text:p text:style-name="P4"/>
      <text:p text:style-name="P3">Tabel spek yang dikerjakan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DESKRIPSI SPEK</text:p>
          </table:table-cell>
          <table:table-cell table:style-name="Table1.A1" office:value-type="string">
            <text:p text:style-name="P14">Buktinya ada di mana</text:p>
          </table:table-cell>
          <table:table-cell table:style-name="Table1.C1" office:value-type="string">
            <text:p text:style-name="P14">Bab berapa di guidebook </text:p>
          </table:table-cell>
        </table:table-row>
        <table:table-row>
          <table:table-cell table:style-name="Table1.A2" office:value-type="string">
            <text:p text:style-name="P9">Instalasi pada perangkat fisik</text:p>
          </table:table-cell>
          <table:table-cell table:style-name="Table1.A2" office:value-type="string">
            <text:p text:style-name="P12">Video utama</text:p>
          </table:table-cell>
          <table:table-cell table:style-name="Table1.C2" office:value-type="string">
            <text:p text:style-name="P12">Bab I, II, dan II</text:p>
          </table:table-cell>
        </table:table-row>
        <table:table-row>
          <table:table-cell table:style-name="Table1.A2" office:value-type="string">
            <text:p text:style-name="P11"><text:span text:style-name="T5">Spek wajib:</text:span> GUI, audio visual, internet, package management, unprivileged user, wallpaper</text:p>
          </table:table-cell>
          <table:table-cell table:style-name="Table1.A2" office:value-type="string">
            <text:p text:style-name="P12">Video utama</text:p>
          </table:table-cell>
          <table:table-cell table:style-name="Table1.C2" office:value-type="string">
            <text:p text:style-name="P12">Bab IV</text:p>
          </table:table-cell>
        </table:table-row>
        <table:table-row>
          <table:table-cell table:style-name="Table1.A2" office:value-type="string">
            <text:p text:style-name="P13">Mengubah default shell dari <text:span text:style-name="T3">bash</text:span><text:span text:style-name="T1"> </text:span>menjadi zsh</text:p>
          </table:table-cell>
          <table:table-cell table:style-name="Table1.A2" office:value-type="string">
            <text:p text:style-name="P12">Video utama</text:p>
          </table:table-cell>
          <table:table-cell table:style-name="Table1.C2" office:value-type="string">
            <text:p text:style-name="P12">Bab V</text:p>
          </table:table-cell>
        </table:table-row>
        <table:table-row>
          <table:table-cell table:style-name="Table1.A2" office:value-type="string">
            <text:p text:style-name="P9">Text editor dan browser</text:p>
          </table:table-cell>
          <table:table-cell table:style-name="Table1.A2" office:value-type="string">
            <text:p text:style-name="P12">Video utama</text:p>
          </table:table-cell>
          <table:table-cell table:style-name="Table1.C2" office:value-type="string">
            <text:p text:style-name="P12">Bab IV</text:p>
          </table:table-cell>
        </table:table-row>
        <table:table-row>
          <table:table-cell table:style-name="Table1.A2" office:value-type="string">
            <text:p text:style-name="P12">Wine + Line</text:p>
          </table:table-cell>
          <table:table-cell table:style-name="Table1.A2" office:value-type="string">
            <text:p text:style-name="P12">Video utama</text:p>
          </table:table-cell>
          <table:table-cell table:style-name="Table1.C2" office:value-type="string">
            <text:p text:style-name="P12">Bab IV</text:p>
          </table:table-cell>
        </table:table-row>
        <table:table-row>
          <table:table-cell table:style-name="Table1.A2" office:value-type="string">
            <text:p text:style-name="P12">Doom</text:p>
          </table:table-cell>
          <table:table-cell table:style-name="Table1.A2" office:value-type="string">
            <text:p text:style-name="P12">Video tambahan</text:p>
          </table:table-cell>
          <table:table-cell table:style-name="Table1.C2" office:value-type="string">
            <text:p text:style-name="P12">Bab V</text:p>
          </table:table-cell>
        </table:table-row>
        <table:table-row>
          <table:table-cell table:style-name="Table1.A2" office:value-type="string">
            <text:p text:style-name="P12">Anime</text:p>
          </table:table-cell>
          <table:table-cell table:style-name="Table1.A2" office:value-type="string">
            <text:p text:style-name="P12">Video tambahan</text:p>
          </table:table-cell>
          <table:table-cell table:style-name="Table1.C2" office:value-type="string">
            <text:p text:style-name="P12">Bab V</text:p>
          </table:table-cell>
        </table:table-row>
        <table:table-row>
          <table:table-cell table:style-name="Table1.A2" office:value-type="string">
            <text:p text:style-name="P12">Game tanpa native support untuk linux: osu!</text:p>
          </table:table-cell>
          <table:table-cell table:style-name="Table1.A2" office:value-type="string">
            <text:p text:style-name="P12">Video tambahan</text:p>
          </table:table-cell>
          <table:table-cell table:style-name="Table1.C2" office:value-type="string">
            <text:p text:style-name="P12">Bab V</text:p>
          </table:table-cell>
        </table:table-row>
      </table:table>
      <text:p text:style-name="P4"/>
      <text:p text:style-name="P1"/>
      <text:p text:style-name="P1">Keterangan untuk spek:</text:p>
      <text:p text:style-name="P1"/>
      <text:list text:style-name="L1">
        <text:list-item>
          <text:p text:style-name="P5">Semua spek wajib terselesaikan secara <text:span text:style-name="T1">default </text:span><text:span text:style-name="T3">dari distro</text:span></text:p>
        </text:list-item>
        <text:list-item>
          <text:p text:style-name="P5"><text:span text:style-name="T3">DE yang saya instal Cinnamon, text editor (yang bukan nano dan vim) dan browser belum ada secara otomatis.</text:span></text:p>
        </text:list-item>
        <text:list-item>
          <text:p text:style-name="P6"><text:span text:style-name="T3">Terkait game tanpa native support untuk linux, saya memilih osu. Ada dua versi osu: osu!stable dan osu!lazer. Lazer punya native support untuk linux, dan stable tidak. Saya menggunakan osu!stable.</text:span></text:p>
          <text:p text:style-name="P8">(Ini penting saya mention di sini karena di video buktinya saya menunjukkan <text:span text:style-name="T5">in-game option</text:span> berupa <text:span text:style-name="T5">release stream </text:span>yang bertuliskan <text:span text:style-name="T5">stable </text:span>sebagai bukti kalau itu versi yang saya gunakan. Meskipun dari tampilan game-nya juga jauh berbeda dan lain sebagainya, tapi itu bukti yang paling mudah ditunjukkan menurut saya)</text:p>
        </text:list-item>
      </text:list>
      <text:p text:style-name="P4"><text:span text:style-name="T3"/></text:p>
      <text:p text:style-name="P1"><text:span text:style-name="T3"/></text:p>
      <text:p text:style-name="P2"><text:span text:style-name="T3">Keterangan untuk guidebook:</text:span></text:p>
      <text:p text:style-name="P1"><text:span text:style-name="T3"/></text:p>
      <text:p text:style-name="P1"><text:span text:style-name="T4">Saya secara sepenuhnya memisahkan </text:span><text:span text:style-name="T2">guidebook</text:span><text:span text:style-name="T4"> yang saya tulis dari konteks seleksi asisten ini, </text:span><text:span text:style-name="T3">kecuali </text:span><text:span text:style-name="T4">untuk bab V di mana saya mengerjakan spek-spek tambahan. Bab itu dibuat hanya untuk mengerjakan beberapa spek bonus.</text:span></text:p>
      <text:p text:style-name="P1"><text:span text:style-name="T4"/></text:p>
      <text:p text:style-name="P1"><text:span text:style-name="T4">Dengan kata lain, bab I-IV </text:span><text:span text:style-name="T2">guidebook </text:span><text:span text:style-name="T4">itu</text:span><text:span text:style-name="T2"> </text:span><text:span text:style-name="T4">bisa diinterpretasi sebagai usaha saya untuk membuat panduan yang legit dan bisa digunakan siapa saja. Bab V bisa dibilang lebih </text:span><text:span text:style-name="T2">freestyle </text:span><text:span text:style-name="T4">(tapi ya tetep serius kok).</text:span></text:p>
      <text:p text:style-name="P2"><text:span text:style-name="T3">Beberapa Komentar:</text:span></text:p>
      <text:p text:style-name="P1"><text:span text:style-name="T4"/></text:p>
      <text:list text:style-name="L3">
        <text:list-item>
          <text:list>
            <text:list-item>
              <text:p text:style-name="P7"><text:span text:style-name="T3">Saya ada laptop jadul banget yang tadinya mau saya pakai buat ngerjain biar fresh clean install dan bisa make disk sepuasnya. Sayangnya speknya RAM 2GB + Intel Celeron. Buka lebih dari satu firefox aja ngelag :D. Akhirnya saya memutuskan laptop itu sudah pensiun dan tidak boleh dipaksa kerja lagi.</text:span></text:p>
            </text:list-item>
            <text:list-item>
              <text:p text:style-name="P7"><text:span text:style-name="T3"/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8:07:38.979761976</meta:creation-date>
    <dc:date>2024-08-15T18:57:56.895703306</dc:date>
    <meta:editing-duration>PT50M18S</meta:editing-duration>
    <meta:editing-cycles>1</meta:editing-cycles>
    <meta:document-statistic meta:table-count="1" meta:image-count="0" meta:object-count="0" meta:page-count="3" meta:paragraph-count="42" meta:word-count="328" meta:character-count="2043" meta:non-whitespace-character-count="1760"/>
    <meta:generator>LibreOffice/7.6.7.2$Linux_X86_64 LibreOffice_project/60$Build-2</meta:generator>
  </office:meta>
</office:document-meta>
</file>